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spaced" svg:font-family="'Ubuntu Monospaced'"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Text_20_body" style:list-style-name="L1">
      <style:paragraph-properties fo:text-align="justify" style:justify-single-word="false"/>
      <style:text-properties fo:font-style="italic" style:font-style-asian="italic" style:font-style-complex="italic"/>
    </style:style>
    <style:style style:name="P4" style:family="paragraph" style:parent-style-name="Text_20_body"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P5" style:family="paragraph" style:parent-style-name="Text_20_body"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text-align="justify" style:justify-single-word="false"/>
      <style:text-properties fo:font-weight="bold" style:font-weight-asian="bold" style:font-weight-complex="bold"/>
    </style:style>
    <style:style style:name="P11" style:family="paragraph" style:parent-style-name="Text_20_body" style:list-style-name="L1">
      <style:paragraph-properties fo:text-align="justify" style:justify-single-word="false"/>
      <style:text-properties fo:font-weight="normal" style:font-weight-asian="normal" style:font-weight-complex="normal"/>
    </style:style>
    <style:style style:name="P12" style:family="paragraph" style:parent-style-name="Text_20_body" style:list-style-name="L1">
      <style:paragraph-properties fo:margin-left="1.866cm" fo:margin-right="0cm" fo:text-align="justify" style:justify-single-word="false" fo:text-indent="0cm" style:auto-text-indent="false"/>
      <style:text-properties fo:font-weight="normal" style:font-weight-asian="normal" style:font-weight-complex="normal"/>
    </style:style>
    <style:style style:name="P13" style:family="paragraph" style:parent-style-name="Text_20_body" style:list-style-name="L1">
      <style:paragraph-properties fo:margin-left="1.866cm" fo:margin-right="0cm" fo:text-align="justify" style:justify-single-word="false" fo:text-indent="0cm" style:auto-text-indent="false"/>
    </style:style>
    <style:style style:name="P14"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Ubuntu Monospaced"/>
    </style:style>
    <style:style style:name="T3" style:family="text">
      <style:text-properties style:font-name="Ubuntu Monospaced" fo:font-style="normal" style:font-style-asian="normal" style:font-style-complex="normal"/>
    </style:style>
    <style:style style:name="T4" style:family="text">
      <style:text-properties style:font-name="Ubuntu Monospaced"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Beachball example image sequence</text:h>
      <text:p text:style-name="P1">The example images in this folder are singlepart and multipart versions of the same multichannel image sequence. The multipart version is compatible only with OpenEXR-2.0 and later. These are intended to exercise many features of the (regular scanline) InputPart interface to the library and are recommended test cases for code which reads them. Code should either read them all correctly, read some parts of the file correctly, or else at the least report errors gracefully. </text:p>
      <text:p text:style-name="P1">When viewed in a stereo viewing environment, the images form a sequence of a ball moving towards screen right. The ball should appear to float in front of the screen, not behind it.</text:p>
      <text:p text:style-name="P2">Note: the content of channels other than RGBAZ in these examples is arbitrary, and should not be considered a standard approach for representing and naming conventions for data such as motion vectors, stereo disparity or grading masks. They have simply been included here as a realistic example of non-RGBA data.</text:p>
      <text:p text:style-name="P2"/>
      <text:p text:style-name="P1">Note the following about these images:</text:p>
      <text:list xml:id="list607397644" text:style-name="L1">
        <text:list-item>
          <text:p text:style-name="P7">These images are <text:span text:style-name="T1">stereo</text:span>, multiview images, containing data for both left and right eyes.</text:p>
          <text:list>
            <text:list-header>
              <text:p text:style-name="P7">The single part file has a <text:span text:style-name="T2">multiView</text:span> attribute, the first part of the multipart file has a <text:span text:style-name="T2">view</text:span> attribute</text:p>
            </text:list-header>
          </text:list>
        </text:list-item>
        <text:list-item>
          <text:p text:style-name="P7">The right eye is the <text:span text:style-name="T1">default</text:span><text:span text:style-name="T8"> or </text:span><text:span text:style-name="T1">hero</text:span> eye in this case</text:p>
          <text:list>
            <text:list-header>
              <text:p text:style-name="P7">The first part in the multipart image has <text:span text:style-name="T2">view</text:span> attribute set to <text:span text:style-name="T2">right</text:span>; the single part image lists "<text:span text:style-name="T2">right</text:span>" as the first view in the <text:span text:style-name="T2">multiView</text:span> attribute.</text:p>
            </text:list-header>
          </text:list>
        </text:list-item>
        <text:list-item>
          <text:p text:style-name="P7"><text:span text:style-name="T1">View names are present</text:span> in the channel names of the <text:span text:style-name="T1">single part</text:span> file, except for the right view's RGBAZ views, which have no view names</text:p>
        </text:list-item>
        <text:list-item>
          <text:p text:style-name="P7">The <text:span text:style-name="T1">first part</text:span><text:span text:style-name="T8"> of the multipart exr contains the </text:span><text:span text:style-name="T1">default channels</text:span><text:span text:style-name="T8"> of the </text:span><text:span text:style-name="T1">default view</text:span></text:p>
          <text:list>
            <text:list-header>
              <text:p text:style-name="P7"><text:span text:style-name="T8">Software recompiled against EXR-2.0 which doesn't use the multipart API will only load the default channels of the default view</text:span></text:p>
            </text:list-header>
          </text:list>
        </text:list-item>
        <text:list-item>
          <text:p text:style-name="P7"><text:span text:style-name="T1">View names are not present</text:span> in the <text:span text:style-name="T1">multipart</text:span> file channel names</text:p>
        </text:list-item>
        <text:list-item>
          <text:p text:style-name="P7"><text:span text:style-name="T6">Layer names are present</text:span><text:span text:style-name="T7"> in both the single and multipart file – they are not dropped, nor is the part name used to derive layer names.</text:span></text:p>
        </text:list-item>
        <text:list-item>
          <text:p text:style-name="P8">No part in a multipart file can contain channels for multiple views</text:p>
          <text:p text:style-name="P12"><text:span text:style-name="T5">In a file with more than one part, the </text:span><text:span text:style-name="T3">view</text:span><text:span text:style-name="T5"> attribute is used to identify the view for all channels in that part, and all channels belong to the specified view</text:span></text:p>
          <text:list>
            <text:list-header>
              <text:p text:style-name="P11"><text:span text:style-name="T5">In a file with exactly one part, the </text:span><text:span text:style-name="T3">multiView</text:span><text:span text:style-name="T5"> attribute is used along with channel naming conventions to associate channels with parts</text:span></text:p>
            </text:list-header>
          </text:list>
        </text:list-item>
        <text:list-item>
          <text:p text:style-name="P8">Parts have consistent displayWindow attributes</text:p>
        </text:list-item>
        <text:list-item>
          <text:p text:style-name="P8"><text:span text:style-name="T8">In frames 7 and 8, the </text:span>dataWindow extends outside the displayWindow</text:p>
        </text:list-item>
        <text:list-item>
          <text:p text:style-name="P8">Parts do not have consistent dataWindow attributes</text:p>
          <text:list>
            <text:list-header>
              <text:p text:style-name="P5">The ability to specify different dataWindows for different channels, by dividing them into different parts, is one of the motivating factors for the EXR-2.0 multipart extension.</text:p>
            </text:list-header>
            <text:list-item>
              <text:p text:style-name="P11"><text:span text:style-name="T5">Code reading from different parts must be sure not to read from scanlines which are not present in the part's dataWindow, as that will result in an exception. </text:span></text:p>
            </text:list-item>
            <text:list-item>
              <text:p text:style-name="P11"><text:soft-page-break/><text:span text:style-name="T5">Reading a channel with a dataWindow smaller than the memory allocated could result in uninitialised memory.</text:span></text:p>
            </text:list-item>
            <text:list-item>
              <text:p text:style-name="P11"><text:span text:style-name="T5">The first part's dataWindow is not guaranteed to enclose the dataWindow of other parts</text:span></text:p>
            </text:list-item>
          </text:list>
        </text:list-item>
        <text:list-item>
          <text:p text:style-name="P10"><text:span text:style-name="T5">Division of channels within one view between parts is arbitrary</text:span><text:span text:style-name="T7">. </text:span></text:p>
          <text:list>
            <text:list-header>
              <text:p text:style-name="P9">In this case, generally each part contains a separate layer, though the RGBAZ layer has been split into across one part for RGBA and another for Z</text:p>
              <text:p text:style-name="P4"><text:span text:style-name="T8">The decision of how to 'package' channels into different parts is generally driven by read performance and filesize requirements. If only RGBA channels are commonly read, it would be best to store only those channels in a part, as in this case. For realtime playback of just RGB, it may be advantageous to store A separately to RGB. Many rarely read data channels which have similar data content and dataWindows would compress better if stored in the same part. Notice the scheme used here leads to files which are approx 20% larger than storing all channels in one part.</text:span></text:p>
            </text:list-header>
          </text:list>
        </text:list-item>
        <text:list-item>
          <text:p text:style-name="P7">The disparityR and disparityL channels are <text:span text:style-name="T1">not associated with a view</text:span> </text:p>
          <text:list>
            <text:list-header>
              <text:p text:style-name="P7">There is no view name in the channel names in the single part file, even though it has a layer name, indicating it is not view associated. The disparity parts in the multipart file do not have a <text:s/><text:span text:style-name="T4">view</text:span> attribute</text:p>
              <text:p text:style-name="P3">Arguably disparity is associated with two views - it is included here merely to illustrate that channels needn't be associated with a view.</text:p>
            </text:list-header>
          </text:list>
        </text:list-item>
        <text:list-item>
          <text:p text:style-name="P7">The <text:span text:style-name="T1">depth</text:span> channel is called "<text:span text:style-name="T1">Z</text:span>" in all cases, in keeping wih the convention for deep images</text:p>
          <text:p text:style-name="P13">the convention is optional for regular scanline and tile images, but is is practical to maintain it for all image types. </text:p>
          <text:p text:style-name="P13">This means that depth is part of the RGBAZ layer in EXR parlance. Many software packages associate depth differently to RGB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spaced" svg:font-family="'Ubuntu Monospaced'"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2:35:43</meta:creation-date>
    <dc:date>2014-04-16T19:53:00</dc:date>
    <meta:editing-duration>PT36M41S</meta:editing-duration>
    <meta:editing-cycles>1</meta:editing-cycles>
    <meta:generator>LibreOffice/3.5$Linux_X86_64 LibreOffice_project/350m1$Build-2</meta:generator>
    <meta:document-statistic meta:table-count="0" meta:image-count="0" meta:object-count="0" meta:page-count="2" meta:paragraph-count="33" meta:word-count="806" meta:character-count="4598" meta:non-whitespace-character-count="3847"/>
  </office:meta>
</office:document-meta>
</file>